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style:line-height-at-least="0.198in"/>
      <style:text-properties fo:color="#000000" style:font-name="Droid Sans Mono" fo:font-size="10.5pt" fo:font-weight="normal" fo:background-color="#fffffe"/>
    </style:style>
    <style:style style:name="P3" style:family="paragraph" style:parent-style-name="Standard">
      <style:paragraph-properties style:line-height-at-least="0.198in"/>
      <style:text-properties fo:color="#008000" style:font-name="Droid Sans Mono" fo:font-size="10.5pt" fo:font-weight="normal" fo:background-color="#fffffe"/>
    </style:style>
    <style:style style:name="P4" style:family="paragraph" style:parent-style-name="Standard">
      <style:paragraph-properties style:line-height-at-least="0.198in"/>
    </style:style>
    <style:style style:name="P5" style:family="paragraph" style:parent-style-name="Standard">
      <style:paragraph-properties fo:margin-top="0in" fo:margin-bottom="0.1965in" loext:contextual-spacing="false" style:line-height-at-least="0.198in"/>
    </style:style>
    <style:style style:name="P6" style:family="paragraph" style:parent-style-name="Text_20_body">
      <style:text-properties officeooo:paragraph-rsid="0004d0de"/>
    </style:style>
    <style:style style:name="P7" style:family="paragraph" style:parent-style-name="Heading_20_2">
      <style:text-properties officeooo:rsid="0004d0de" officeooo:paragraph-rsid="0004d0de"/>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color="#ce181e"/>
    </style:style>
    <style:style style:name="T2" style:family="text">
      <style:text-properties fo:color="#0000ff"/>
    </style:style>
    <style:style style:name="T3" style:family="text">
      <style:text-properties fo:color="#0000ff" fo:background-color="#fff200" loext:char-shading-value="0"/>
    </style:style>
    <style:style style:name="T4" style:family="text">
      <style:text-properties fo:color="#09885a"/>
    </style:style>
    <style:style style:name="T5" style:family="text">
      <style:text-properties fo:color="#09885a" fo:background-color="#fff200" loext:char-shading-value="0"/>
    </style:style>
    <style:style style:name="T6" style:family="text">
      <style:text-properties fo:color="#a31515"/>
    </style:style>
    <style:style style:name="T7" style:family="text">
      <style:text-properties fo:color="#a31515" fo:background-color="#fff200" loext:char-shading-value="0"/>
    </style:style>
    <style:style style:name="T8" style:family="text">
      <style:text-properties fo:background-color="#fff200" loext:char-shading-value="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_Toc107_724176569"/>Introduction to the Debugging Challenges<text:bookmark-end text:name="__RefHeading___Toc107_724176569"/></text:h>
      <text:p text:style-name="Text_20_body">Debugging is a valuable and (unfortunately) necessary tool for programmers. It follows the testing phase of checking if your code works as intended, and discovering it does not. Debugging is the process of finding exactly what isn't working and fixing it. After spending time creating a brilliant block of code, it is tough realizing it may have errors. These issues generally come in three forms: 1) syntax errors that prevent a program from running, 2) runtime errors when code fails to execute or has unexpected behavior, and 3) semantic (or logical) errors when code doesn't do what it's meant to.<text:line-break/><text:line-break/>Modern code editors (and experience) can help identify syntax errors. Semantic and runtime errors are harder to find. They may cause your program to crash, make it run forever, or give incorrect output. Think of debugging as trying to understand why your code is behaving the way it is.<text:line-break/><text:line-break/>Example of a syntax error - often detected by the code editor:</text:p>
      <text:p text:style-name="Quotations">funtion willNotWork( {<text:line-break/>  console.log("Yuck");<text:line-break/>}<text:line-break/>// "function" keyword is misspelled and there's a missing parenthesis</text:p>
      <text:p text:style-name="Text_20_body"><text:line-break/><text:line-break/>Here's an example of a runtime error - often detected while the program executes:</text:p>
      <text:p text:style-name="Quotations">function loopy() {<text:line-break/>  while(true) {<text:line-break/>    console.log("Hello, world!");<text:line-break/>  }<text:line-break/>}<text:line-break/>// Calling loopy starts an infinite loop, which may crash your browser</text:p>
      <text:p text:style-name="Text_20_body"><text:line-break/><text:line-break/>Example of a semantic error - often detected after testing code output:</text:p>
      <text:p text:style-name="Quotations">function calcAreaOfRect(w, h) {<text:line-break/>  return w + h; // This should be w * h<text:line-break/>}<text:line-break/>let myRectArea = calcAreaOfRect(2, 3);<text:line-break/>// Correct syntax and the program executes, but this gives the wrong answer</text:p>
      <text:p text:style-name="Text_20_body">Debugging is frustrating, but it helps to develop (and follow) a step-by-step approach to review your code. This means checking the intermediate values and types of variables to see if they are what they should be. You can start with a simple process of elimination.<text:line-break/><text:soft-page-break/><text:line-break/>For example, if function A works and returns what it's supposed to, then function B may have the issue. Or start checking values in a block of code from the middle to try to cut the search space in half. A problem in one spot indicates a bug in the first half of the code. If not, it's likely in the second.<text:line-break/><text:line-break/>This section will cover a couple helpful tools to find bugs, and some of the common forms they take. Fortunately, debugging is a learnable skill that just requires a little patience and practice to master.</text:p>
      <text:p text:style-name="Standard"/>
      <text:p text:style-name="Standard"/>
      <text:p text:style-name="Standard"/>
      <text:h text:style-name="P7" text:outline-level="2"><text:bookmark-start text:name="__RefHeading___Toc110_724176569"/>Summary<text:bookmark-end text:name="__RefHeading___Toc110_724176569"/></text:h>
      <text:p text:style-name="P6">D</text:p>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_Toc107_724176569" text:style-name="Index_20_Link" text:visited-style-name="Index_20_Link">Introduction to the Debugging Challenges<text:tab/>1</text:a></text:p>
          <text:p text:style-name="P8"><text:a xlink:type="simple" xlink:href="#__RefHeading___Toc110_724176569" text:style-name="Index_20_Link" text:visited-style-name="Index_20_Link">Summary<text:tab/>2</text:a></text:p>
          <text:p text:style-name="P8"><text:a xlink:type="simple" xlink:href="#__RefHeading___Toc112_724176569" text:style-name="Index_20_Link" text:visited-style-name="Index_20_Link">Use the JavaScript Console to Check the Value of a Variable<text:tab/>3</text:a></text:p>
          <text:p text:style-name="P8"><text:a xlink:type="simple" xlink:href="#__RefHeading___Toc162_724176569" text:style-name="Index_20_Link" text:visited-style-name="Index_20_Link">Understanding the Differences between the freeCodeCamp and Browser Console<text:tab/>3</text:a></text:p>
          <text:p text:style-name="P8"><text:a xlink:type="simple" xlink:href="#__RefHeading___Toc164_724176569" text:style-name="Index_20_Link" text:visited-style-name="Index_20_Link">Use typeof to Check the Type of a Variable<text:tab/>4</text:a></text:p>
          <text:p text:style-name="P8"><text:a xlink:type="simple" xlink:href="#__RefHeading___Toc166_724176569" text:style-name="Index_20_Link" text:visited-style-name="Index_20_Link">Catch Misspelled Variable and Function Names<text:tab/>5</text:a></text:p>
          <text:p text:style-name="P8"><text:a xlink:type="simple" xlink:href="#__RefHeading___Toc168_724176569" text:style-name="Index_20_Link" text:visited-style-name="Index_20_Link">Catch Unclosed Parentheses, Brackets, Braces and Quotes<text:tab/>5</text:a></text:p>
          <text:p text:style-name="P8"><text:a xlink:type="simple" xlink:href="#__RefHeading___Toc170_724176569" text:style-name="Index_20_Link" text:visited-style-name="Index_20_Link">Catch Mixed Usage of Single and Double Quotes<text:tab/>6</text:a></text:p>
          <text:p text:style-name="P8"><text:a xlink:type="simple" xlink:href="#__RefHeading___Toc172_724176569" text:style-name="Index_20_Link" text:visited-style-name="Index_20_Link">Catch Use of Assignment Operator Instead of Equality Operator<text:tab/>6</text:a></text:p>
          <text:p text:style-name="P8"><text:a xlink:type="simple" xlink:href="#__RefHeading___Toc174_724176569" text:style-name="Index_20_Link" text:visited-style-name="Index_20_Link">Catch Missing Open and Closing Parenthesis After a Function Call<text:tab/>7</text:a></text:p>
          <text:p text:style-name="P8"><text:a xlink:type="simple" xlink:href="#__RefHeading___Toc1052_3419791607" text:style-name="Index_20_Link" text:visited-style-name="Index_20_Link">Catch Arguments Passed in the Wrong Order When Calling a Function<text:tab/>8</text:a></text:p>
          <text:p text:style-name="P8"><text:a xlink:type="simple" xlink:href="#__RefHeading___Toc1054_3419791607" text:style-name="Index_20_Link" text:visited-style-name="Index_20_Link">Catch Off By One Errors When Using Indexing<text:tab/>9</text:a></text:p>
          <text:p text:style-name="P8"><text:a xlink:type="simple" xlink:href="#__RefHeading___Toc1056_3419791607" text:style-name="Index_20_Link" text:visited-style-name="Index_20_Link">Use Caution When Reinitializing Variables Inside a Loop<text:tab/>10</text:a></text:p>
          <text:p text:style-name="P8"><text:a xlink:type="simple" xlink:href="#__RefHeading___Toc1058_3419791607" text:style-name="Index_20_Link" text:visited-style-name="Index_20_Link">Prevent Infinite Loops with a Valid Terminal Condition<text:tab/>10</text:a></text:p>
        </text:index-body>
      </text:table-of-content>
      <text:p text:style-name="Standard"/>
      <text:p text:style-name="Standard"/>
      <text:p text:style-name="Standard"/>
      <text:h text:style-name="Heading_20_2" text:outline-level="2"><text:bookmark-start text:name="__RefHeading___Toc112_724176569"/>Use the JavaScript Console to Check the Value of a Variable<text:bookmark-end text:name="__RefHeading___Toc112_724176569"/></text:h>
      <text:p text:style-name="Text_20_body">Both Chrome and Firefox have excellent JavaScript consoles, also known as DevTools, for debugging your JavaScript.</text:p>
      <text:p text:style-name="Text_20_body"><text:soft-page-break/>You can find Developer tools in your Chrome's menu or Web Console in FireFox's menu. If you're using a different browser, or a mobile phone, we strongly recommend switching to desktop Firefox or Chrome.</text:p>
      <text:p text:style-name="Text_20_body">The <text:span text:style-name="Source_20_Text">console.log()</text:span> method, which "prints" the output of what's within its parentheses to the console, will likely be the most helpful debugging tool. Placing it at strategic points in your code can show you the intermediate values of variables. It's good practice to have an idea of what the output should be before looking at what it is. Having check points to see the status of your calculations throughout your code will help narrow down where the problem is.</text:p>
      <text:p text:style-name="Text_20_body">Here's an example to print 'Hello world!' to the console:</text:p>
      <text:p text:style-name="Text_20_body"><text:span text:style-name="Source_20_Text"><text:span text:style-name="T1">console.log('Hello world!');</text:span></text:span></text:p>
      <text:p text:style-name="Horizontal_20_Line"/>
      <text:p text:style-name="Text_20_body">Use the <text:span text:style-name="Source_20_Text">console.log()</text:span> method to print the value of the variable <text:span text:style-name="Source_20_Text">a</text:span> where noted in the code.</text:p>
      <text:p text:style-name="P2"><text:span text:style-name="T2">let</text:span> a = <text:span text:style-name="T4">5</text:span>;</text:p>
      <text:p text:style-name="P2"><text:span text:style-name="T2">let</text:span> b = <text:span text:style-name="T4">1</text:span>;</text:p>
      <text:p text:style-name="P2">a++;</text:p>
      <text:p text:style-name="P3">// Add your code below this line</text:p>
      <text:p text:style-name="P2">console.log(a);</text:p>
      <text:p text:style-name="P4"/>
      <text:p text:style-name="P2"><text:span text:style-name="T2">let</text:span> sumAB = a + b;</text:p>
      <text:p text:style-name="P2">console.log(sumAB);</text:p>
      <text:p text:style-name="Standard"/>
      <text:p text:style-name="Standard"/>
      <text:h text:style-name="Heading_20_2" text:outline-level="2"><text:bookmark-start text:name="__RefHeading___Toc162_724176569"/>Understanding the Differences between the freeCodeCamp and Browser Console<text:bookmark-end text:name="__RefHeading___Toc162_724176569"/></text:h>
      <text:p text:style-name="Text_20_body">You may have noticed that some freeCodeCamp JavaScript challenges include their own console. This console behaves a little differently than the browser console you used in the last challenge.</text:p>
      <text:p text:style-name="Text_20_body">The following challenge is meant to highlight some of the differences between the freeCodeCamp console and the browser console.</text:p>
      <text:p text:style-name="Text_20_body">First, the browser console. When you load and run an ordinary JavaScript file in your browser the <text:span text:style-name="Source_20_Text">console.log()</text:span> statements will print exactly what you tell them to print to the browser console the exact number of times you requested. In your in-browser text editor the process is slightly different and can be confusing at first.</text:p>
      <text:p text:style-name="Text_20_body">Values passed to <text:span text:style-name="Source_20_Text">console.log()</text:span> in the text editor block run each set of tests as well as one more time for any function calls that you have in your code.</text:p>
      <text:p text:style-name="Text_20_body"><text:soft-page-break/>This lends itself to some interesting behavior and might trip you up in the beginning, because a logged value that you expect to see only once may print out many more times depending on the number of tests and the values being passed to those tests.</text:p>
      <text:p text:style-name="Text_20_body">If you would like to see only your single output and not have to worry about running through the test cycles, you can use <text:span text:style-name="Source_20_Text">console.clear()</text:span>.</text:p>
      <text:p text:style-name="Horizontal_20_Line"/>
      <text:p text:style-name="Text_20_body">Use <text:span text:style-name="Source_20_Text">console.log()</text:span> to print the variables in the code where indicated</text:p>
      <text:p text:style-name="P3">// Open your browser console</text:p>
      <text:p text:style-name="P2"><text:span text:style-name="T2">let</text:span> outputTwo = <text:span text:style-name="T6">"This will print to the browser console 2 times"</text:span>;</text:p>
      <text:p text:style-name="P3">// Use console.log() to print the outputTwo variable</text:p>
      <text:p text:style-name="P2">console.log(outputTwo)</text:p>
      <text:p text:style-name="P4"/>
      <text:p text:style-name="P2"><text:span text:style-name="T2">let</text:span> outputOne = <text:span text:style-name="T6">"Try to get this to log only once to the browser console"</text:span>;</text:p>
      <text:p text:style-name="P3">// Use console.clear() in the next line to print the outputOne only once</text:p>
      <text:p text:style-name="P2">console.clear();</text:p>
      <text:p text:style-name="P5"/>
      <text:p text:style-name="P3">// Use console.log() to print the outputOne variable</text:p>
      <text:p text:style-name="P2">console.log(outputOne);</text:p>
      <text:p text:style-name="Standard"/>
      <text:p text:style-name="Standard"/>
      <text:h text:style-name="Heading_20_2" text:outline-level="2"><text:bookmark-start text:name="__RefHeading___Toc164_724176569"/>Use typeof to Check the Type of a Variable<text:bookmark-end text:name="__RefHeading___Toc164_724176569"/></text:h>
      <text:p text:style-name="Text_20_body">You can use <text:span text:style-name="Source_20_Text">typeof</text:span> to check the data structure, or type, of a variable. This is useful in debugging when working with multiple data types. If you think you're adding two numbers, but one is actually a string, the results can be unexpected. Type errors can lurk in calculations or function calls. Be careful especially when you're accessing and working with external data in the form of a JavaScript Object Notation (JSON) object.</text:p>
      <text:p text:style-name="Text_20_body">Here are some examples using <text:span text:style-name="Source_20_Text">typeof</text:span>:</text:p>
      <text:p text:style-name="Quotations">console.log(typeof ""); // outputs "string"<text:line-break/>console.log(typeof 0); // outputs "number"<text:line-break/>console.log(typeof []); // outputs "object"<text:line-break/>console.log(typeof {}); // outputs "object"</text:p>
      <text:p text:style-name="Text_20_body">JavaScript recognizes six primitive (immutable) data types: <text:span text:style-name="Source_20_Text">Boolean</text:span>, <text:span text:style-name="Source_20_Text">Null</text:span>, <text:span text:style-name="Source_20_Text">Undefined</text:span>, <text:span text:style-name="Source_20_Text">Number</text:span>, <text:span text:style-name="Source_20_Text">String</text:span>, and <text:span text:style-name="Source_20_Text">Symbol</text:span> (new with ES6) and one type for mutable items: <text:span text:style-name="Source_20_Text">Object</text:span>. Note that in JavaScript, arrays are technically a type of object.</text:p>
      <text:p text:style-name="Horizontal_20_Line"/>
      <text:p text:style-name="Text_20_body"><text:soft-page-break/>Add two <text:span text:style-name="Source_20_Text">console.log()</text:span> statements to check the <text:span text:style-name="Source_20_Text">typeof</text:span> each of the two variables <text:span text:style-name="Source_20_Text">seven</text:span> and <text:span text:style-name="Source_20_Text">three</text:span> in the code.</text:p>
      <text:p text:style-name="P2"><text:span text:style-name="T2">let</text:span> seven = <text:span text:style-name="T4">7</text:span>;</text:p>
      <text:p text:style-name="P2"><text:span text:style-name="T2">let</text:span> three = <text:span text:style-name="T6">"3"</text:span>;</text:p>
      <text:p text:style-name="P2">console.log(seven + three);</text:p>
      <text:p text:style-name="P3">// Add your code below this line</text:p>
      <text:p text:style-name="P2">console.log(<text:span text:style-name="T2">typeof</text:span>(seven));</text:p>
      <text:p text:style-name="P2">console.log(<text:span text:style-name="T2">typeof</text:span>(three));</text:p>
      <text:p text:style-name="Standard"/>
      <text:p text:style-name="Standard"/>
      <text:h text:style-name="Heading_20_2" text:outline-level="2"><text:bookmark-start text:name="__RefHeading___Toc166_724176569"/>Catch Misspelled Variable and Function Names<text:bookmark-end text:name="__RefHeading___Toc166_724176569"/></text:h>
      <text:p text:style-name="Text_20_body">The <text:span text:style-name="Source_20_Text">console.log()</text:span> and <text:span text:style-name="Source_20_Text">typeof</text:span> methods are the two primary ways to check intermediate values and types of program output. Now it's time to get into the common forms that bugs take. One syntax-level issue that fast typers can commiserate with is the humble spelling error.</text:p>
      <text:p text:style-name="Text_20_body">Transposed, missing, or mis-capitalized characters in a variable or function name will have the browser looking for an object that doesn't exist - and complain in the form of a reference error. JavaScript variable and function names are case-sensitive.</text:p>
      <text:p text:style-name="Horizontal_20_Line"/>
      <text:p text:style-name="Text_20_body">Fix the two spelling errors in the code so the <text:span text:style-name="Source_20_Text">netWorkingCapital</text:span> calculation works.</text:p>
      <text:p text:style-name="P2"><text:span text:style-name="T2">let</text:span> receivables = <text:span text:style-name="T4">10</text:span>;</text:p>
      <text:p text:style-name="P2"><text:span text:style-name="T2">let</text:span> payables = <text:span text:style-name="T4">8</text:span>;</text:p>
      <text:p text:style-name="P2"><text:span text:style-name="T2">let</text:span> netWorkingCapital = receivables - payables;</text:p>
      <text:p text:style-name="P2">console.log(<text:span text:style-name="T6">`Net working capital is: ${</text:span>netWorkingCapital<text:span text:style-name="T6">}`</text:span>);</text:p>
      <text:p text:style-name="Standard"/>
      <text:h text:style-name="Heading_20_2" text:outline-level="2"><text:bookmark-start text:name="__RefHeading___Toc168_724176569"/>Catch Unclosed Parentheses, Brackets, Braces and Quotes<text:bookmark-end text:name="__RefHeading___Toc168_724176569"/></text:h>
      <text:p text:style-name="Text_20_body">Another syntax error to be aware of is that all opening parentheses, brackets, curly braces, and quotes have a closing pair. Forgetting a piece tends to happen when you're editing existing code and inserting items with one of the pair types. Also, take care when nesting code blocks into others, such as adding a callback function as an argument to a method.</text:p>
      <text:p text:style-name="Text_20_body">One way to avoid this mistake is as soon as the opening character is typed, immediately include the closing match, then move the cursor back between them and continue coding. Fortunately, most modern code editors generate the second half of the pair automatically.</text:p>
      <text:p text:style-name="Horizontal_20_Line"/>
      <text:p text:style-name="Text_20_body">Fix the two pair errors in the code</text:p>
      <text:p text:style-name="P2"><text:span text:style-name="T2">let</text:span> myArray = [<text:span text:style-name="T4">1</text:span>, <text:span text:style-name="T4">2</text:span>, <text:span text:style-name="T4">3</text:span>];</text:p>
      <text:p text:style-name="P2"><text:soft-page-break/><text:span text:style-name="T2">let</text:span> arraySum = myArray.reduce<text:span text:style-name="T8">((previous, current) =&gt; previous + current);</text:span></text:p>
      <text:p text:style-name="P2">console.log(<text:span text:style-name="T6">`Sum of array values is: ${</text:span>arraySum<text:span text:style-name="T6">}`</text:span>);</text:p>
      <text:p text:style-name="Standard"/>
      <text:p text:style-name="Standard"/>
      <text:h text:style-name="Heading_20_2" text:outline-level="2"><text:bookmark-start text:name="__RefHeading___Toc170_724176569"/>Catch Mixed Usage of Single and Double Quotes<text:bookmark-end text:name="__RefHeading___Toc170_724176569"/></text:h>
      <text:p text:style-name="Text_20_body">JavaScript allows the use of both single ('') and double ("") quotes to declare a string. Deciding which one to use generally comes down to personal preference, with some exceptions.</text:p>
      <text:p text:style-name="Text_20_body">Having two choices is great when a string has contractions or another piece of text that's in quotes. Just be careful that you don't close the string too early, which causes a syntax error.</text:p>
      <text:p text:style-name="Text_20_body">Here are some examples of mixing quotes:</text:p>
      <text:p text:style-name="Quotations">// These are correct:<text:line-break/>const grouchoContraction = "I've had a perfectly wonderful evening, but this wasn't it.";<text:line-break/>const quoteInString = "Groucho Marx once said 'Quote me as saying I was mis-quoted.'";<text:line-break/>// This is incorrect:<text:line-break/>const uhOhGroucho = 'I've had a perfectly wonderful evening, but this wasn't it.';</text:p>
      <text:p text:style-name="Text_20_body">Of course, it is okay to use only one style of quotes. You can escape the quotes inside the string by using the backslash (\) escape character:</text:p>
      <text:p text:style-name="Quotations">// Correct use of same quotes:<text:line-break/>const allSameQuotes = 'I\'ve had a perfectly wonderful evening, but this wasn\'t it.';</text:p>
      <text:p text:style-name="Horizontal_20_Line"/>
      <text:p text:style-name="Text_20_body">Fix the string so it either uses different quotes for the <text:span text:style-name="Source_20_Text">href</text:span> value, or escape the existing ones. Keep the double quote marks around the entire string</text:p>
      <text:p text:style-name="P2"><text:span text:style-name="T2">let</text:span> innerHtml = <text:span text:style-name="T6">"&lt;p&gt;Click here to &lt;a href=</text:span><text:span text:style-name="T7">\"#Home\"</text:span><text:span text:style-name="T6">&gt;return home&lt;/a&gt;&lt;/p&gt;"</text:span>;</text:p>
      <text:p text:style-name="P2">console.log(innerHtml);</text:p>
      <text:p text:style-name="Standard"/>
      <text:p text:style-name="Standard"/>
      <text:h text:style-name="Heading_20_2" text:outline-level="2"><text:bookmark-start text:name="__RefHeading___Toc172_724176569"/>Catch Use of Assignment Operator Instead of Equality Operator<text:bookmark-end text:name="__RefHeading___Toc172_724176569"/></text:h>
      <text:p text:style-name="Text_20_body">Branching programs, i.e. ones that do different things if certain conditions are met, rely on <text:span text:style-name="Source_20_Text">if</text:span>, <text:span text:style-name="Source_20_Text">else if</text:span>, and <text:span text:style-name="Source_20_Text">else</text:span> statements in JavaScript. The condition sometimes takes the form of testing whether a result is equal to a value.</text:p>
      <text:p text:style-name="Text_20_body">This logic is spoken (in English, at least) as "if x equals y, then ..." which can literally translate into code using the <text:span text:style-name="Source_20_Text">=</text:span>, or assignment operator. This leads to unexpected control flow in your program.</text:p>
      <text:p text:style-name="Text_20_body"><text:soft-page-break/>As covered in previous challenges, the assignment operator (<text:span text:style-name="Source_20_Text">=</text:span>) in JavaScript assigns a value to a variable name. And the <text:span text:style-name="Source_20_Text">==</text:span> and <text:span text:style-name="Source_20_Text">===</text:span> operators check for equality (the triple <text:span text:style-name="Source_20_Text">===</text:span> tests for strict equality, meaning both value and type are the same).</text:p>
      <text:p text:style-name="Text_20_body">The code below assigns <text:span text:style-name="Source_20_Text">x</text:span> to be 2, which evaluates as <text:span text:style-name="Source_20_Text">true</text:span>. Almost every value on its own in JavaScript evaluates to <text:span text:style-name="Source_20_Text">true</text:span>, except what are known as the "falsy" values: <text:span text:style-name="Source_20_Text">false</text:span>, <text:span text:style-name="Source_20_Text">0</text:span>, <text:span text:style-name="Source_20_Text">""</text:span> (an empty string), <text:span text:style-name="Source_20_Text">NaN</text:span>, <text:span text:style-name="Source_20_Text">undefined</text:span>, and <text:span text:style-name="Source_20_Text">null</text:span>.</text:p>
      <text:p text:style-name="Quotations">let x = 1;<text:line-break/>let y = 2;<text:line-break/>if (x = y) {<text:line-break/>  // this code block will run for any value of y (unless y were originally set as a falsy)<text:line-break/>} else {<text:line-break/>  // this code block is what should run (but won't) in this example<text:line-break/>}</text:p>
      <text:p text:style-name="Horizontal_20_Line"/>
      <text:p text:style-name="Text_20_body">Fix the condition so the program runs the right branch, and the appropriate value is assigned to <text:span text:style-name="Source_20_Text">result.</text:span></text:p>
      <text:p text:style-name="P2"><text:span text:style-name="T2">let</text:span> x = <text:span text:style-name="T4">7</text:span>;</text:p>
      <text:p text:style-name="P2"><text:span text:style-name="T2">let</text:span> y = <text:span text:style-name="T4">9</text:span>;</text:p>
      <text:p text:style-name="P2"><text:span text:style-name="T2">let</text:span> result = <text:span text:style-name="T6">"to come"</text:span>;</text:p>
      <text:p text:style-name="P4"/>
      <text:p text:style-name="P2"><text:span text:style-name="T2">if</text:span>(x <text:span text:style-name="T8">==</text:span> y) {</text:p>
      <text:p text:style-name="P2">result = <text:span text:style-name="T6">"Equal!"</text:span>;</text:p>
      <text:p text:style-name="P2">} <text:span text:style-name="T2">else</text:span> {</text:p>
      <text:p text:style-name="P2">result = <text:span text:style-name="T6">"Not equal!"</text:span>;</text:p>
      <text:p text:style-name="P2">}</text:p>
      <text:p text:style-name="P4"/>
      <text:p text:style-name="P2">console.log(result);</text:p>
      <text:p text:style-name="Standard"/>
      <text:p text:style-name="Standard"/>
      <text:h text:style-name="Heading_20_2" text:outline-level="2"><text:bookmark-start text:name="__RefHeading___Toc174_724176569"/>Catch Missing Open and Closing Parenthesis After a Function Call<text:bookmark-end text:name="__RefHeading___Toc174_724176569"/></text:h>
      <text:p text:style-name="Text_20_body">When a function or method doesn't take any arguments, you may forget to include the (empty) opening and closing parentheses when calling it. Often times the result of a function call is saved in a variable for other use in your code. This error can be detected by logging variable values (or their types) to the console and seeing that one is set to a function reference, instead of the expected value the function returns.</text:p>
      <text:p text:style-name="Text_20_body">The variables in the following example are different:</text:p>
      <text:p text:style-name="Quotations"><text:soft-page-break/>function myFunction() {<text:line-break/>  return "You rock!";<text:line-break/>}<text:line-break/>let varOne = myFunction; // set to equal a function<text:line-break/>let varTwo = myFunction(); // set to equal the string "You rock!"</text:p>
      <text:p text:style-name="Horizontal_20_Line"/>
      <text:p text:style-name="Text_20_body">Fix the code so the variable <text:span text:style-name="Source_20_Text">result</text:span> is set to the value returned from calling the function <text:span text:style-name="Source_20_Text">getNine</text:span></text:p>
      <text:p text:style-name="P2"><text:span text:style-name="T2">function</text:span> getNine() {</text:p>
      <text:p text:style-name="P2"><text:span text:style-name="T2">let</text:span> x = <text:span text:style-name="T4">6</text:span>;</text:p>
      <text:p text:style-name="P2"><text:span text:style-name="T2">let</text:span> y = <text:span text:style-name="T4">3</text:span>;</text:p>
      <text:p text:style-name="P2"><text:span text:style-name="T2">return</text:span> x + y;</text:p>
      <text:p text:style-name="P2">}</text:p>
      <text:p text:style-name="P4"/>
      <text:p text:style-name="P2"><text:span text:style-name="T2">let</text:span> result = getNine<text:span text:style-name="T8">()</text:span>;</text:p>
      <text:p text:style-name="P2">console.log(result);</text:p>
      <text:p text:style-name="Standard"/>
      <text:p text:style-name="Standard"/>
      <text:h text:style-name="Heading_20_2" text:outline-level="2"><text:bookmark-start text:name="__RefHeading___Toc1052_3419791607"/>Catch Arguments Passed in the Wrong Order When Calling a Function<text:bookmark-end text:name="__RefHeading___Toc1052_3419791607"/></text:h>
      <text:p text:style-name="Text_20_body">Continuing the discussion on calling functions, the next bug to watch out for is when a function's arguments are supplied in the incorrect order. If the arguments are different types, such as a function expecting an array and an integer, this will likely throw a runtime error. If the arguments are the same type (all integers, for example), then the logic of the code won't make sense. Make sure to supply all required arguments, in the proper order to avoid these issues.</text:p>
      <text:p text:style-name="Horizontal_20_Line"/>
      <text:p text:style-name="Text_20_body">The function <text:span text:style-name="Source_20_Text">raiseToPower</text:span> raises a base to an exponent. Unfortunately, it's not called properly - fix the code so the value of <text:span text:style-name="Source_20_Text">power</text:span> is the expected 8</text:p>
      <text:p text:style-name="P2"><text:span text:style-name="T2">function</text:span> raiseToPower(b, e) {</text:p>
      <text:p text:style-name="P2"><text:span text:style-name="T2">return</text:span> Math.pow(b, e);</text:p>
      <text:p text:style-name="P2">}</text:p>
      <text:p text:style-name="P4"/>
      <text:p text:style-name="P2"><text:span text:style-name="T2">let</text:span> base = <text:span text:style-name="T4">2</text:span>;</text:p>
      <text:p text:style-name="P2"><text:span text:style-name="T2">let</text:span> exp = <text:span text:style-name="T4">3</text:span>;</text:p>
      <text:p text:style-name="P2"><text:span text:style-name="T2">let</text:span> power = raiseToPower(<text:span text:style-name="T8">base, exp</text:span>);</text:p>
      <text:p text:style-name="P2">console.log(power);</text:p>
      <text:p text:style-name="Standard"/>
      <text:p text:style-name="Standard"/>
      <text:h text:style-name="Heading_20_2" text:outline-level="2"><text:bookmark-start text:name="__RefHeading___Toc1054_3419791607"/><text:soft-page-break/>Catch Off By One Errors When Using Indexing<text:bookmark-end text:name="__RefHeading___Toc1054_3419791607"/></text:h>
      <text:p text:style-name="Text_20_body"><text:span text:style-name="Source_20_Text"><text:span text:style-name="T1">Off by one errors</text:span></text:span><text:span text:style-name="T1"> </text:span>(sometimes called OBOE) crop up when you're trying to target a specific index of a string or array (to slice or access a segment), or when looping over the indices of them. JavaScript indexing starts at zero, not one, which means the last index is always one less than the length of the item. If you try to access an index equal to the length, the program may throw an "index out of range" reference error or print <text:span text:style-name="Source_20_Text">undefined</text:span>.</text:p>
      <text:p text:style-name="Text_20_body">When you use string or array methods that take <text:span text:style-name="T8">index ranges </text:span>as arguments, it helps to read the documentation and understand if they are <text:span text:style-name="T8">inclusive (the item at the given index is part of what's returned) or not. </text:span>Here are some examples of off by one errors:</text:p>
      <text:p text:style-name="Quotations">let alphabet = "abcdefghijklmnopqrstuvwxyz";<text:line-break/>let len = alphabet.length;<text:line-break/>for (let i = 0; i &lt;= len; i++) {<text:line-break/>  // loops one too many times at the end<text:line-break/>  console.log(alphabet[i]);<text:line-break/>}<text:line-break/>for (let j = 1; j &lt; len; j++) {<text:line-break/>  // loops one too few times and misses the first character at index 0<text:line-break/>  console.log(alphabet[j]);<text:line-break/>}<text:line-break/>for (let k = 0; k &lt; len; k++) {<text:line-break/>  // Goldilocks approves - this is just right<text:line-break/>  console.log(alphabet[k]);<text:line-break/>}</text:p>
      <text:p text:style-name="Horizontal_20_Line"/>
      <text:p text:style-name="Text_20_body">Fix the two indexing errors in the following function so all the numbers 1 through 5 are printed to the console.</text:p>
      <text:p text:style-name="P2"><text:span text:style-name="T2">function</text:span> countToFive() {</text:p>
      <text:p text:style-name="P2"><text:span text:style-name="T2">let</text:span> firstFive = <text:span text:style-name="T6">"12345"</text:span>;</text:p>
      <text:p text:style-name="P2"><text:span text:style-name="T2">let</text:span> len = firstFive.length;</text:p>
      <text:p text:style-name="P3">// Fix the line below</text:p>
      <text:p text:style-name="P2"><text:span text:style-name="T2">for</text:span> (<text:span text:style-name="T2">let</text:span><text:span text:style-name="T8"> i = </text:span><text:span text:style-name="T5">0</text:span>; <text:span text:style-name="T8">i &lt; len;</text:span> i++) {</text:p>
      <text:p text:style-name="P3">// Do not alter code below this line</text:p>
      <text:p text:style-name="P2"><text:tab/>console.log(firstFive[i]);</text:p>
      <text:p text:style-name="P2"><text:tab/>}</text:p>
      <text:p text:style-name="P2">}</text:p>
      <text:p text:style-name="P4"/>
      <text:p text:style-name="P2">countToFive();</text:p>
      <text:p text:style-name="Standard"/>
      <text:p text:style-name="Standard"/>
      <text:h text:style-name="Heading_20_2" text:outline-level="2"><text:bookmark-start text:name="__RefHeading___Toc1056_3419791607"/><text:soft-page-break/>Use Caution When Reinitializing Variables Inside a Loop<text:bookmark-end text:name="__RefHeading___Toc1056_3419791607"/></text:h>
      <text:p text:style-name="Text_20_body">Sometimes it's necessary to save information, increment counters, or re-set variables within a loop. A potential issue is when variables either should be reinitialized, and aren't, or vice versa. This is particularly dangerous if you accidentally reset the variable being used for the terminal condition, causing an infinite loop.</text:p>
      <text:p text:style-name="Text_20_body">Printing variable values with each cycle of your loop by using <text:span text:style-name="Source_20_Text">console.log()</text:span> can uncover buggy behavior related to resetting, or failing to reset a variable.</text:p>
      <text:p text:style-name="Horizontal_20_Line"/>
      <text:p text:style-name="Text_20_body">The following function is supposed to create a two-dimensional array with <text:span text:style-name="Source_20_Text">m</text:span> rows and <text:span text:style-name="Source_20_Text">n</text:span> columns of zeroes. Unfortunately, it's not producing the expected output because the <text:span text:style-name="Source_20_Text">row</text:span> variable isn't being reinitialized (set back to an empty array) in the outer loop. Fix the code so it returns a correct 3x2 array of zeroes, which looks like <text:span text:style-name="Source_20_Text">[[0, 0], [0, 0], [0, 0]].</text:span></text:p>
      <text:p text:style-name="P2"><text:span text:style-name="T2">function</text:span> zeroArray(m, n) {</text:p>
      <text:p text:style-name="P3">// Creates a 2-D array with m rows and n columns of zeroes</text:p>
      <text:p text:style-name="P2"><text:span text:style-name="T2">let</text:span> newArray = [];</text:p>
      <text:p text:style-name="P2"><text:span text:style-name="T2">for</text:span> (<text:span text:style-name="T2">let</text:span> i = <text:span text:style-name="T4">0</text:span>; i &lt; m; i++) {</text:p>
      <text:p text:style-name="P3">/<text:tab/>/ Adds the m-th row into newArray</text:p>
      <text:p text:style-name="P2"><text:span text:style-name="T2"><text:tab/></text:span><text:span text:style-name="T3">let</text:span><text:span text:style-name="T8"> row = [];</text:span></text:p>
      <text:p text:style-name="P2"><text:span text:style-name="T2"><text:tab/>for</text:span> (<text:span text:style-name="T2">let</text:span> j = <text:span text:style-name="T4">0</text:span>; j &lt; n; j++) {</text:p>
      <text:p text:style-name="P3"><text:tab/>// Pushes n zeroes into the current row to create the columns</text:p>
      <text:p text:style-name="P2"><text:tab/>row.push(<text:span text:style-name="T4">0</text:span>);</text:p>
      <text:p text:style-name="P2">}</text:p>
      <text:p text:style-name="P3">// Pushes the current row, which now has n zeroes in it, to the array</text:p>
      <text:p text:style-name="P2">newArray.push(row);</text:p>
      <text:p text:style-name="P2">}</text:p>
      <text:p text:style-name="P2"><text:span text:style-name="T2">return</text:span> newArray;</text:p>
      <text:p text:style-name="P2">}</text:p>
      <text:p text:style-name="P4"/>
      <text:p text:style-name="P2"><text:span text:style-name="T2">let</text:span> matrix = zeroArray(<text:span text:style-name="T4">3</text:span>, <text:span text:style-name="T4">2</text:span>);</text:p>
      <text:p text:style-name="P2">console.log(matrix);</text:p>
      <text:p text:style-name="Standard"/>
      <text:p text:style-name="Standard"/>
      <text:h text:style-name="Heading_20_2" text:outline-level="2"><text:bookmark-start text:name="__RefHeading___Toc1058_3419791607"/>Prevent Infinite Loops with a Valid Terminal Condition<text:bookmark-end text:name="__RefHeading___Toc1058_3419791607"/></text:h>
      <text:p text:style-name="Text_20_body">The final topic is the dreaded infinite loop. Loops are great tools when you need your program to run a code block a certain number of times or until a condition is met, but they need a terminal condition that ends the looping. Infinite loops are likely to freeze or crash the browser, and cause general program execution mayhem, which no one wants.</text:p>
      <text:p text:style-name="Text_20_body"><text:soft-page-break/>There was an example of an infinite loop in the introduction to this section - it had no terminal condition to break out of the <text:span text:style-name="Source_20_Text">while</text:span> loop inside <text:span text:style-name="Source_20_Text">loopy()</text:span>. <text:span text:style-name="T8">Do NOT call this function!</text:span></text:p>
      <text:p text:style-name="Quotations">function loopy() {<text:line-break/>  while(true) {<text:line-break/>    console.log("Hello, world!");<text:line-break/>  }<text:line-break/>}</text:p>
      <text:p text:style-name="Text_20_body">It's the programmer's job to ensure that the terminal condition, which tells the program when to break out of the loop code, is eventually reached. One error is incrementing or decrementing a counter variable in the wrong direction from the terminal condition. Another one is accidentally resetting a counter or index variable within the loop code, instead of incrementing or decrementing it.</text:p>
      <text:p text:style-name="Horizontal_20_Line"/>
      <text:p text:style-name="Text_20_body">The <text:span text:style-name="Source_20_Text">myFunc()</text:span> function contains an infinite loop because the terminal condition <text:span text:style-name="Source_20_Text">i != 4</text:span> will never evaluate to <text:span text:style-name="Source_20_Text">false</text:span> (and break the looping) - <text:span text:style-name="Source_20_Text">i</text:span> will increment by 2 each pass, and jump right over 4 since <text:span text:style-name="Source_20_Text">i</text:span> is odd to start. Fix the comparison operator in the terminal condition so the loop only runs for <text:span text:style-name="Source_20_Text">i</text:span> less than or equal to 4</text:p>
      <text:p text:style-name="P2"><text:span text:style-name="T2">function</text:span> myFunc() {</text:p>
      <text:p text:style-name="P2"><text:span text:style-name="T2"><text:tab/>for</text:span> (<text:span text:style-name="T2">let</text:span> i = <text:span text:style-name="T4">1</text:span>; i <text:span text:style-name="T8">&lt;= </text:span><text:span text:style-name="T5">4</text:span>; i += <text:span text:style-name="T4">2</text:span>) {</text:p>
      <text:p text:style-name="P2"><text:tab/>console.log(<text:span text:style-name="T6">"Still going!"</text:span>);</text:p>
      <text:p text:style-name="P2">}</text:p>
      <text:p text:style-name="P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08:46:10.595597894</meta:creation-date>
    <meta:generator>LibreOffice/6.0.7.3$Linux_X86_64 LibreOffice_project/00m0$Build-3</meta:generator>
    <dc:date>2019-05-06T13:14:52.558722727</dc:date>
    <meta:editing-duration>PT33M16S</meta:editing-duration>
    <meta:editing-cycles>25</meta:editing-cycles>
    <meta:document-statistic meta:table-count="0" meta:image-count="0" meta:object-count="0" meta:page-count="12" meta:paragraph-count="179" meta:word-count="3004" meta:character-count="17475" meta:non-whitespace-character-count="14596"/>
  </office:meta>
</office:document-meta>
</file>